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coonCopletAdapter.streamContent( CopletInstance coplet , ContentHandler contentHandl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ocoonCopletAdapter.renderErrorContent( CopletInstance coplet , ContentHandler handler , Exception error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CocoonCopletAdapter.setSourceResolver( SourceResolver resolv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coonCopletAdapter.setProcessInfoProvider( ProcessInfoProvider provi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coonCopletAdapter.setNotifyingBuilder( NotifyingBuilder notifyingBuil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coonCopletAdapter.streamContent( final CopletInstance coplet , final String uri , final ContentHandler contentHandler )</text:p>
          </table:table-cell>
          <table:table-cell office:value-type="float" office:value="8">
            <text:p text:style-name="Table_20_Contents">8</text:p>
          </table:table-cell>
          <table:table-cell office:value-type="float" office:value="1">
            <text:p text:style-name="Table_20_Contents">1</text:p>
          </table:table-cell>
          <table:table-cell office:value-type="float" office:value="33">
            <text:p text:style-name="Table_20_Contents">33</text:p>
          </table:table-cell>
        </table:table-row>
        <table:table-row>
          <table:table-cell office:value-type="string">
            <text:p text:style-name="Table_20_Contents">CocoonCopletAdapter.getLoaderRunnable( Runnable loa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